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imbus Sans" svg:font-family="Nimbus Sans" style:font-family-generic="swiss" style:font-pitch="variable"/>
    <style:font-face style:name="Linux Biolinum" svg:font-family="Linux Biolinum" style:font-family-generic="system" style:font-pitch="variable"/>
    <style:font-face style:name="Noto Sans Devanagari" svg:font-family="Noto Sans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font-size="20pt" style:font-size-asian="20pt" style:font-size-complex="12pt" fo:language="es" fo:country="ES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20pt" style:font-size-asian="20pt" style:font-size-complex="12pt" fo:language="es" fo:country="ES"/>
    </style:style>
    <style:style style:name="P1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Column20" style:family="table-column">
      <style:table-column-properties style:column-width="1.4986in" style:use-optimal-column-width="false"/>
    </style:style>
    <style:style style:name="TableColumn21" style:family="table-column">
      <style:table-column-properties style:column-width="1.0368in" style:use-optimal-column-width="false"/>
    </style:style>
    <style:style style:name="TableColumn22" style:family="table-column">
      <style:table-column-properties style:column-width="0.2951in" style:use-optimal-column-width="false"/>
    </style:style>
    <style:style style:name="TableColumn23" style:family="table-column">
      <style:table-column-properties style:column-width="0.9847in" style:use-optimal-column-width="false"/>
    </style:style>
    <style:style style:name="TableColumn24" style:family="table-column">
      <style:table-column-properties style:column-width="0.2958in" style:use-optimal-column-width="false"/>
    </style:style>
    <style:style style:name="TableColumn25" style:family="table-column">
      <style:table-column-properties style:column-width="3.1652in" style:use-optimal-column-width="false"/>
    </style:style>
    <style:style style:name="Table19" style:family="table">
      <style:table-properties style:width="7.2763in" fo:margin-left="0.0034in" table:align="left"/>
    </style:style>
    <style:style style:name="TableRow26" style:family="table-row">
      <style:table-row-properties style:min-row-height="0.2208in" style:use-optimal-row-height="false"/>
    </style:style>
    <style:style style:name="TableCell2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TableRow34" style:family="table-row">
      <style:table-row-properties style:min-row-height="0.202in" style:use-optimal-row-height="false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TableRow39" style:family="table-row">
      <style:table-row-properties style:min-row-height="0.502in" style:use-optimal-row-height="false"/>
    </style:style>
    <style:style style:name="TableCell4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5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52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0pt" style:font-size-asian="10pt" style:font-size-complex="12pt" fo:language="es" fo:country="E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TableRow55" style:family="table-row">
      <style:table-row-properties style:min-row-height="0.2111in" style:use-optimal-row-height="false"/>
    </style:style>
    <style:style style:name="TableCell5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2pt"/>
    </style:style>
    <style:style style:name="P60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2pt"/>
    </style:style>
    <style:style style:name="TableRow61" style:family="table-row">
      <style:table-row-properties style:min-row-height="0.2111in" style:use-optimal-row-height="false"/>
    </style:style>
    <style:style style:name="TableCell6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6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64" style:parent-style-name="Fuentedepárrafopredeter." style:family="text">
      <style:text-properties style:font-name="Times New Roman" style:font-name-asian="Times New Roman" style:font-name-complex="Times New Roman" fo:font-style="italic" style:font-style-asian="italic" fo:font-size="10pt" style:font-size-asian="10pt" style:font-size-complex="12pt" fo:language="es" fo:country="E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P67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TableRow68" style:family="table-row">
      <style:table-row-properties style:min-row-height="0.2409in" style:use-optimal-row-height="false"/>
    </style:style>
    <style:style style:name="TableCell6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T7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Cell7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Cell7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Cell7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0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Row81" style:family="table-row">
      <style:table-row-properties style:min-row-height="0.609in" style:use-optimal-row-height="false"/>
    </style:style>
    <style:style style:name="TableCell8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83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P86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87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TableColumn89" style:family="table-column">
      <style:table-column-properties style:column-width="7.2604in" style:use-optimal-column-width="false"/>
    </style:style>
    <style:style style:name="Table88" style:family="table">
      <style:table-properties style:width="7.2604in" fo:margin-left="0.0034in" table:align="left"/>
    </style:style>
    <style:style style:name="TableRow90" style:family="table-row">
      <style:table-row-properties style:min-row-height="0.2402in" style:use-optimal-row-height="false"/>
    </style:style>
    <style:style style:name="TableCell9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justify"/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s" fo:country="ES"/>
    </style:style>
    <style:style style:name="TableRow96" style:family="table-row">
      <style:table-row-properties style:min-row-height="1.3729in"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9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10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10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10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103" style:parent-style-name="Standard" style:family="paragraph">
      <style:paragraph-properties fo:text-align="justify"/>
      <style:text-properties style:font-name="Times New Roman" style:font-name-asian="Times New Roman" style:font-name-complex="Times New Roman" fo:color="#0070C0" fo:font-size="10pt" style:font-size-asian="10pt" style:font-size-complex="10pt" fo:language="es" fo:country="ES"/>
    </style:style>
    <style:style style:name="P10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10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10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10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10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10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11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111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s" fo:country="ES"/>
    </style:style>
    <style:style style:name="P112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s" fo:country="ES"/>
    </style:style>
    <style:style style:name="P113" style:parent-style-name="Standard" style:family="paragraph">
      <style:text-properties fo:language="es" fo:country="ES"/>
    </style:style>
    <style:style style:name="TableColumn115" style:family="table-column">
      <style:table-column-properties style:column-width="7.2604in" style:use-optimal-column-width="false"/>
    </style:style>
    <style:style style:name="Table114" style:family="table">
      <style:table-properties style:width="7.2604in" fo:margin-left="0.0034in" table:align="left"/>
    </style:style>
    <style:style style:name="TableRow116" style:family="table-row">
      <style:table-row-properties style:min-row-height="0.2111in" style:use-optimal-row-height="false"/>
    </style:style>
    <style:style style:name="TableCell11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justify"/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s" fo:country="ES"/>
    </style:style>
    <style:style style:name="TableRow122" style:family="table-row">
      <style:table-row-properties style:min-row-height="1.3729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s" fo:country="ES"/>
    </style:style>
    <style:style style:name="P125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s" fo:country="ES"/>
    </style:style>
    <style:style style:name="P126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s" fo:country="ES"/>
    </style:style>
    <style:style style:name="P127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s" fo:country="ES"/>
    </style:style>
    <style:style style:name="P128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s" fo:country="ES"/>
    </style:style>
    <style:style style:name="P129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s" fo:country="ES"/>
    </style:style>
    <style:style style:name="P130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s" fo:country="ES"/>
    </style:style>
    <style:style style:name="P131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s" fo:country="ES"/>
    </style:style>
    <style:style style:name="P132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s" fo:country="ES"/>
    </style:style>
    <style:style style:name="P133" style:parent-style-name="Standard" style:family="paragraph">
      <style:paragraph-properties fo:text-align="justify"/>
    </style:style>
    <style:style style:name="T134" style:parent-style-name="Fuentedepárrafopredeter." style:family="text">
      <style:text-properties style:font-name="Times New Roman" style:font-name-complex="Times New Roman" fo:font-size="10pt" style:font-size-asian="10pt" style:font-size-complex="10pt" fo:language="es" fo:country="ES"/>
    </style:style>
    <style:style style:name="T135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36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37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38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39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40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41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42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43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44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45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46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47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48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49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50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51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52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53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54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55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T156" style:parent-style-name="Fuentedepárrafopredeter." style:family="text">
      <style:text-properties style:font-name="Times New Roman" style:font-name-complex="Times New Roman" fo:color="#0070C0" fo:font-size="10pt" style:font-size-asian="10pt" style:font-size-complex="10pt" fo:language="es" fo:country="ES"/>
    </style:style>
    <style:style style:name="P157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s" fo:country="ES"/>
    </style:style>
    <style:style style:name="P158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59" style:parent-style-name="Standard" style:family="paragraph">
      <style:text-properties style:rfc-language-tag="es-ES_tradnl" fo:language="es"/>
    </style:style>
    <style:style style:name="TableColumn161" style:family="table-column">
      <style:table-column-properties style:column-width="7.2604in" style:use-optimal-column-width="false"/>
    </style:style>
    <style:style style:name="Table160" style:family="table">
      <style:table-properties style:width="7.2604in" fo:margin-left="0.0034in" table:align="lef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justify"/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s" fo:country="ES"/>
    </style:style>
    <style:style style:name="TableRow168" style:family="table-row">
      <style:table-row-properties style:min-row-height="0.2305in"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TableRow171" style:family="table-row">
      <style:table-row-properties style:min-row-height="0.2305in" style:use-optimal-row-height="false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TableRow174" style:family="table-row">
      <style:table-row-properties style:min-row-height="0.2305in"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TableRow177" style:family="table-row">
      <style:table-row-properties style:min-row-height="0.2305in"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TableRow180" style:family="table-row">
      <style:table-row-properties style:min-row-height="0.2305in" style:use-optimal-row-height="false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TableRow183" style:family="table-row">
      <style:table-row-properties style:min-row-height="0.2305in"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2pt" fo:language="es" fo:country="ES"/>
    </style:style>
    <style:style style:name="P186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 fo:language="es" fo:country="ES"/>
    </style:style>
    <style:style style:name="P187" style:parent-style-name="Standard" style:family="paragraph">
      <style:text-properties fo:language="es" fo:country="ES"/>
    </style:style>
    <style:style style:name="TableColumn189" style:family="table-column">
      <style:table-column-properties style:column-width="7.2604in" style:use-optimal-column-width="false"/>
    </style:style>
    <style:style style:name="Table188" style:family="table">
      <style:table-properties style:width="7.2604in" fo:margin-left="0.0034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196" style:family="table-row">
      <style:table-row-properties style:min-row-height="0.2305in" style:use-optimal-row-height="false"/>
    </style:style>
    <style:style style:name="TableCell19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justify"/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s" fo:country="ES"/>
    </style:style>
    <style:style style:name="TableRow199" style:family="table-row">
      <style:table-row-properties style:min-row-height="1.0361in"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20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203" style:family="table-row">
      <style:table-row-properties style:min-row-height="0.2305in"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206" style:family="table-row">
      <style:table-row-properties style:min-row-height="0.2305in" style:use-optimal-row-height="false"/>
    </style:style>
    <style:style style:name="TableCell20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justify"/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s" fo:country="ES"/>
    </style:style>
    <style:style style:name="TableRow209" style:family="table-row">
      <style:table-row-properties style:min-row-height="0.9583in" style:use-optimal-row-height="false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justify"/>
    </style:style>
    <style:style style:name="T212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13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14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15" style:parent-style-name="Standard" style:family="paragraph">
      <style:paragraph-properties fo:text-align="justify"/>
    </style:style>
    <style:style style:name="T21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T217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T21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19" style:parent-style-name="Standard" style:family="paragraph">
      <style:paragraph-properties fo:text-align="justify"/>
      <style:text-properties fo:language="es" fo:country="ES"/>
    </style:style>
    <style:style style:name="P220" style:parent-style-name="Standard" style:family="paragraph">
      <style:paragraph-properties fo:text-align="justify"/>
    </style:style>
    <style:style style:name="T221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22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23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24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25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26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27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28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29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30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31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32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33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34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35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36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37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38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39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40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41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color="#FF0000" fo:font-size="10pt" style:font-size-asian="10pt" style:font-size-complex="10pt" fo:language="es" fo:country="ES"/>
    </style:style>
    <style:style style:name="P242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color="#FF0000" fo:font-size="10pt" style:font-size-asian="10pt" style:font-size-complex="10pt" fo:language="es" fo:country="ES"/>
    </style:style>
    <style:style style:name="P243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44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45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46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P247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TableRow248" style:family="table-row">
      <style:table-row-properties style:min-row-height="0.2305in" style:use-optimal-row-height="false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251" style:family="table-row">
      <style:table-row-properties style:min-row-height="0.2305in" style:use-optimal-row-height="false"/>
    </style:style>
    <style:style style:name="TableCell25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justify"/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s" fo:country="ES"/>
    </style:style>
    <style:style style:name="TableRow254" style:family="table-row">
      <style:table-row-properties style:min-row-height="0.2305in" style:use-optimal-row-height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25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25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Column260" style:family="table-column">
      <style:table-column-properties style:column-width="3.7368in"/>
    </style:style>
    <style:style style:name="TableColumn261" style:family="table-column">
      <style:table-column-properties style:column-width="1.1819in"/>
    </style:style>
    <style:style style:name="Table259" style:family="table">
      <style:table-properties style:width="4.9187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26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Cell265" style:family="table-cell">
      <style:table-cell-properties fo:border-top="0.0069in solid #000000" fo:border-left="0.0069in solid #000000" fo:border-bottom="0.0069in solid #000000" fo:border-right="none" fo:background-color="#D9D9D9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267" style:family="table-row">
      <style:table-row-properties/>
    </style:style>
    <style:style style:name="P268" style:parent-style-name="Normal" style:family="paragraph">
      <style:text-properties style:font-name="Times New Roman" style:font-name-complex="Times New Roma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/>
      <style:text-properties style:font-name="Times New Roman" style:font-name-asian="Times New Roman" style:font-name-complex="Times New Roman" fo:font-style="italic" style:font-style-asian="italic" fo:font-size="10pt" style:font-size-asian="10pt" style:font-size-complex="12pt" fo:language="es" fo:country="ES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281" style:family="table-row">
      <style:table-row-properties/>
    </style:style>
    <style:style style:name="TableCell28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justify"/>
    </style:style>
    <style:style style:name="T284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28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287" style:family="table-row">
      <style:table-row-properties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 fo:language="es" fo:country="ES"/>
    </style:style>
    <style:style style:name="TableCell29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292" style:family="table-row">
      <style:table-row-properties/>
    </style:style>
    <style:style style:name="TableCell29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4" style:parent-style-name="Standard" style:family="paragraph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TableCell2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TableRow297" style:family="table-row">
      <style:table-row-properties/>
    </style:style>
    <style:style style:name="TableCell29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0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02" style:family="table-row">
      <style:table-row-properties/>
    </style:style>
    <style:style style:name="TableCell30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07" style:family="table-row">
      <style:table-row-properties/>
    </style:style>
    <style:style style:name="TableCell30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12" style:family="table-row">
      <style:table-row-properties/>
    </style:style>
    <style:style style:name="TableCell31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17" style:family="table-row">
      <style:table-row-properties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TableCell3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TableRow322" style:family="table-row">
      <style:table-row-properties/>
    </style:style>
    <style:style style:name="TableCell32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2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27" style:family="table-row">
      <style:table-row-properties/>
    </style:style>
    <style:style style:name="TableCell32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3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32" style:family="table-row">
      <style:table-row-properties/>
    </style:style>
    <style:style style:name="TableCell33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3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37" style:family="table-row">
      <style:table-row-properties/>
    </style:style>
    <style:style style:name="TableCell33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4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42" style:family="table-row">
      <style:table-row-properties/>
    </style:style>
    <style:style style:name="TableCell34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52" style:family="table-row">
      <style:table-row-properties/>
    </style:style>
    <style:style style:name="TableCell3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57" style:family="table-row">
      <style:table-row-properties/>
    </style:style>
    <style:style style:name="TableCell35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6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62" style:family="table-row">
      <style:table-row-properties/>
    </style:style>
    <style:style style:name="TableCell3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64" style:parent-style-name="Standard" style:family="paragraph">
      <style:paragraph-properties fo:text-align="justify"/>
    </style:style>
    <style:style style:name="T365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TableCell3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end"/>
    </style:style>
    <style:style style:name="T36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TableRow369" style:family="table-row">
      <style:table-row-properties/>
    </style:style>
    <style:style style:name="TableCell3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justify"/>
    </style:style>
    <style:style style:name="T372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373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374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7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text-align="end"/>
    </style:style>
    <style:style style:name="T377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78" style:family="table-row">
      <style:table-row-properties/>
    </style:style>
    <style:style style:name="TableCell3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8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83" style:family="table-row">
      <style:table-row-properties/>
    </style:style>
    <style:style style:name="TableCell38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38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88" style:family="table-row">
      <style:table-row-properties/>
    </style:style>
    <style:style style:name="TableCell38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text-align="justify"/>
    </style:style>
    <style:style style:name="T391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392" style:parent-style-name="Fuentedepárrafopredeter." style:family="text">
      <style:text-properties style:font-name="Times New Roman" style:font-name-asian="Times New Roman" style:font-name-complex="Times New Roman" fo:color="#FF0000" fo:font-size="10pt" style:font-size-asian="10pt" style:font-size-complex="10pt" fo:language="es" fo:country="ES"/>
    </style:style>
    <style:style style:name="T393" style:parent-style-name="Fuentedepárrafopredeter." style:family="text">
      <style:text-properties style:font-name="Times New Roman" style:font-name-asian="Times New Roman" style:font-name-complex="Times New Roman" fo:color="#FF0000" fo:font-size="10pt" style:font-size-asian="10pt" style:font-size-complex="10pt" fo:language="es" fo:country="ES"/>
    </style:style>
    <style:style style:name="T394" style:parent-style-name="Fuentedepárrafopredeter." style:family="text">
      <style:text-properties style:font-name="Times New Roman" style:font-name-asian="Times New Roman" style:font-name-complex="Times New Roman" fo:color="#FF0000" fo:font-size="10pt" style:font-size-asian="10pt" style:font-size-complex="10pt" fo:language="es" fo:country="ES"/>
    </style:style>
    <style:style style:name="TableCell39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397" style:family="table-row">
      <style:table-row-properties/>
    </style:style>
    <style:style style:name="TableCell39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justify"/>
    </style:style>
    <style:style style:name="T40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TableCell40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end"/>
    </style:style>
    <style:style style:name="T403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0pt" style:font-size-asian="10pt" style:font-size-complex="10pt" fo:language="es" fo:country="ES"/>
    </style:style>
    <style:style style:name="TableRow404" style:family="table-row">
      <style:table-row-properties/>
    </style:style>
    <style:style style:name="TableCell40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06" style:parent-style-name="Standard" style:family="paragraph">
      <style:paragraph-properties fo:text-align="justify"/>
    </style:style>
    <style:style style:name="T407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408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409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41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end"/>
    </style:style>
    <style:style style:name="T412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413" style:family="table-row">
      <style:table-row-properties/>
    </style:style>
    <style:style style:name="TableCell41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41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7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418" style:family="table-row">
      <style:table-row-properties/>
    </style:style>
    <style:style style:name="TableCell4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4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text-align="end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423" style:family="table-row">
      <style:table-row-properties/>
    </style:style>
    <style:style style:name="TableCell424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align="end"/>
    </style:style>
    <style:style style:name="T42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429" style:family="table-row">
      <style:table-row-properties/>
    </style:style>
    <style:style style:name="TableCell430" style:family="table-cell">
      <style:table-cell-properties fo:border-top="0.0069in solid #000000" fo:border-left="none" fo:border-bottom="none" fo:border-right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text-align="end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34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35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3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37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3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39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P440" style:parent-style-name="Normal" style:family="paragraph">
      <style:text-properties text:display="none" fo:language="es" fo:country="ES"/>
    </style:style>
    <style:style style:name="TableColumn442" style:family="table-column">
      <style:table-column-properties style:column-width="7.2604in" style:use-optimal-column-width="false"/>
    </style:style>
    <style:style style:name="Table441" style:family="table">
      <style:table-properties style:width="7.2604in" fo:margin-left="0.0034in" table:align="left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4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446" style:family="table-row">
      <style:table-row-properties style:min-row-height="0.2305in" style:use-optimal-row-height="false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51" style:parent-style-name="Standard" style:family="paragraph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s" fo:country="ES"/>
    </style:style>
    <style:style style:name="TableRow452" style:family="table-row">
      <style:table-row-properties style:min-row-height="0.2305in" style:use-optimal-row-height="false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P45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rfc-language-tag="es-ES_tradnl" fo:language="es"/>
    </style:style>
    <style:style style:name="TableRow455" style:family="table-row">
      <style:table-row-properties style:min-row-height="0.2305in" style:use-optimal-row-height="false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458" style:family="table-row">
      <style:table-row-properties style:min-row-height="0.2305in" style:use-optimal-row-height="false"/>
    </style:style>
    <style:style style:name="TableCell4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461" style:family="table-row">
      <style:table-row-properties style:min-row-height="0.2305in" style:use-optimal-row-height="false"/>
    </style:style>
    <style:style style:name="TableCell46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464" style:family="table-row">
      <style:table-row-properties style:min-row-height="0.2305in" style:use-optimal-row-height="false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69" style:parent-style-name="Standard" style:family="paragraph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s" fo:country="ES"/>
    </style:style>
    <style:style style:name="TableRow470" style:family="table-row">
      <style:table-row-properties style:min-row-height="0.2305in" style:use-optimal-row-height="false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style:rfc-language-tag="es-ES_tradnl" fo:language="es"/>
    </style:style>
    <style:style style:name="TableRow473" style:family="table-row">
      <style:table-row-properties style:min-row-height="0.2305in" style:use-optimal-row-height="false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476" style:family="table-row">
      <style:table-row-properties style:min-row-height="0.2305in" style:use-optimal-row-height="false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479" style:family="table-row">
      <style:table-row-properties style:min-row-height="0.2305in" style:use-optimal-row-height="false"/>
    </style:style>
    <style:style style:name="TableCell4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justify"/>
      <style:text-properties style:font-name="Times New Roman" style:font-name-asian="Times New Roman" style:font-name-complex="Times New Roman" fo:color="#FF0000" fo:font-size="10pt" style:font-size-asian="10pt" style:font-size-complex="10pt" fo:language="es" fo:country="ES"/>
    </style:style>
    <style:style style:name="P482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483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484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TableColumn486" style:family="table-column">
      <style:table-column-properties style:column-width="7.2604in" style:use-optimal-column-width="false"/>
    </style:style>
    <style:style style:name="Table485" style:family="table">
      <style:table-properties style:width="7.2604in" fo:margin-left="0.0034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s" fo:country="ES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92" style:parent-style-name="Standard" style:family="paragraph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fo:language="es" fo:country="ES"/>
    </style:style>
    <style:style style:name="TableRow493" style:family="table-row">
      <style:table-row-properties style:min-row-height="0.2305in" style:use-optimal-row-height="false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text-align="justify"/>
    </style:style>
    <style:style style:name="T496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497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498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499" style:family="table-row">
      <style:table-row-properties style:min-row-height="0.2305in" style:use-optimal-row-height="false"/>
    </style:style>
    <style:style style:name="TableCell50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1" style:parent-style-name="Standard" style:family="paragraph">
      <style:paragraph-properties fo:text-align="justify"/>
    </style:style>
    <style:style style:name="T502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03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04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05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506" style:family="table-row">
      <style:table-row-properties style:min-row-height="0.2305in" style:use-optimal-row-height="false"/>
    </style:style>
    <style:style style:name="TableCell50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08" style:parent-style-name="Standard" style:family="paragraph">
      <style:paragraph-properties fo:text-align="justify"/>
    </style:style>
    <style:style style:name="T509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10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11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12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513" style:family="table-row">
      <style:table-row-properties style:min-row-height="0.2305in" style:use-optimal-row-height="false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text-align="justify"/>
    </style:style>
    <style:style style:name="T516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517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18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519" style:family="table-row">
      <style:table-row-properties style:min-row-height="0.2305in" style:use-optimal-row-height="false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justify"/>
    </style:style>
    <style:style style:name="T522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23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24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525" style:family="table-row">
      <style:table-row-properties style:min-row-height="0.2305in" style:use-optimal-row-height="false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justify"/>
    </style:style>
    <style:style style:name="T528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529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530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31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532" style:family="table-row">
      <style:table-row-properties style:min-row-height="0.2305in" style:use-optimal-row-height="false"/>
    </style:style>
    <style:style style:name="TableCell53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justify"/>
    </style:style>
    <style:style style:name="T535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36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37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38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ableRow539" style:family="table-row">
      <style:table-row-properties style:min-row-height="0.2305in" style:use-optimal-row-height="false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Standard" style:family="paragraph">
      <style:paragraph-properties fo:text-align="justify"/>
    </style:style>
    <style:style style:name="T542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T543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T544" style:parent-style-name="Fuentedepárrafopredeter." style:family="text">
      <style:text-properties style:font-name="Times New Roman" style:font-name-asian="Times New Roman" style:font-name-complex="Times New Roman" fo:font-size="10pt" style:font-size-asian="10pt" style:font-size-complex="10pt" fo:language="es" fo:country="ES"/>
    </style:style>
    <style:style style:name="P545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546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547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548" style:parent-style-name="Standard" style:family="paragraph">
      <style:paragraph-properties fo:text-align="end"/>
    </style:style>
    <style:style style:name="T549" style:parent-style-name="Fuentedepárrafopredeter." style:family="text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T550" style:parent-style-name="Fuentedepárrafopredeter." style:family="text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T551" style:parent-style-name="Fuentedepárrafopredeter." style:family="text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552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553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554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555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TableColumn557" style:family="table-column">
      <style:table-column-properties style:column-width="2.4201in" style:use-optimal-column-width="false"/>
    </style:style>
    <style:style style:name="TableColumn558" style:family="table-column">
      <style:table-column-properties style:column-width="2.4201in" style:use-optimal-column-width="false"/>
    </style:style>
    <style:style style:name="TableColumn559" style:family="table-column">
      <style:table-column-properties style:column-width="2.4201in" style:use-optimal-column-width="false"/>
    </style:style>
    <style:style style:name="Table556" style:family="table">
      <style:table-properties style:width="7.2604in" fo:margin-left="0in" table:align="left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none" style:writing-mode="lr-tb" fo:padding-top="0in" fo:padding-left="0.075in" fo:padding-bottom="0in" fo:padding-right="0.075in"/>
    </style:style>
    <style:style style:name="P562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563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564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565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566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TableCell567" style:family="table-cell">
      <style:table-cell-properties fo:border="none" style:writing-mode="lr-tb" fo:padding-top="0in" fo:padding-left="0.075in" fo:padding-bottom="0in" fo:padding-right="0.075in"/>
    </style:style>
    <style:style style:name="P568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TableCell569" style:family="table-cell">
      <style:table-cell-properties fo:border="none" style:writing-mode="lr-tb" fo:padding-top="0in" fo:padding-left="0.075in" fo:padding-bottom="0in" fo:padding-right="0.075in"/>
    </style:style>
    <style:style style:name="P570" style:parent-style-name="Standard" style:family="paragraph">
      <style:text-properties style:font-name="Times New Roman" style:font-name-asian="Times New Roman" style:font-name-complex="Times New Roman" fo:letter-spacing="-0.0006in" fo:font-size="12pt" style:font-size-asian="12pt" style:font-size-complex="12pt" fo:language="es" fo:country="ES"/>
    </style:style>
    <style:style style:name="P571" style:parent-style-name="Standard" style:family="paragraph">
      <style:text-properties fo:language="es" fo:country="ES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ANTEPROYECTO DEL</text:p>
      <text:p text:style-name="P16">TRABAJO DE FIN DE GRADO</text:p>
      <text:p text:style-name="P17"/>
      <text:p text:style-name="P18"/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 table:number-columns-spanned="6">
            <text:p text:style-name="P28">INFORMACIÓN GENER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>
            <text:p text:style-name="P31">Alumno/a</text:p>
          </table:table-cell>
          <table:table-cell table:style-name="TableCell32" table:number-columns-spanned="5">
            <text:p text:style-name="P33">Pedro Antonio Benito Rojano</text:p>
          </table:table-cell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>
            <text:p text:style-name="P36">Titulación:</text:p>
          </table:table-cell>
          <table:table-cell table:style-name="TableCell37" table:number-columns-spanned="5">
            <text:p text:style-name="P38">Grado en Ingeniería del Software</text:p>
          </table:table-cell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>
            <text:p text:style-name="P41">Tutor/es:</text:p>
          </table:table-cell>
          <table:table-cell table:style-name="TableCell42" table:number-columns-spanned="5">
            <text:p text:style-name="P43">José Carlos Canal Velasco</text:p>
          </table:table-cell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Título</text:p>
          </table:table-cell>
          <table:table-cell table:style-name="TableCell47" table:number-columns-spanned="5">
            <text:p text:style-name="P48">QRest: Web de gestión de comandas con QR<text:s/>para restaurantes.</text:p>
          </table:table-cell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Standard"><text:span text:style-name="T51">Subtítulo<text:s/></text:span><text:span text:style-name="T52">(solo si en grupo)</text:span></text:p>
          </table:table-cell>
          <table:table-cell table:style-name="TableCell53" table:number-columns-spanned="5">
            <text:p text:style-name="P54"/>
          </table:table-cell>
          <table:covered-table-cell/>
          <table:covered-table-cell/>
          <table:covered-table-cell/>
          <table:covered-table-cell/>
        </table:table-row>
        <table:table-row table:style-name="TableRow55">
          <table:table-cell table:style-name="TableCell56">
            <text:p text:style-name="P57">Título en inglés</text:p>
          </table:table-cell>
          <table:table-cell table:style-name="TableCell58" table:number-columns-spanned="5">
            <text:p text:style-name="P59">Qrest: QR order management website for restaurants.</text:p>
            <text:p text:style-name="P60"/>
          </table:table-cell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>
            <text:p text:style-name="Standard"><text:span text:style-name="T63">Subtítulo en inglés<text:s/></text:span><text:span text:style-name="T64">(solo si en grupo)</text:span></text:p>
          </table:table-cell>
          <table:table-cell table:style-name="TableCell65" table:number-columns-spanned="5">
            <text:p text:style-name="P66"/>
            <text:p text:style-name="P67"/>
          </table:table-cell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>
            <text:p text:style-name="Standard"><text:span text:style-name="T70">Trabajo en grupo:</text:span></text:p>
          </table:table-cell>
          <table:table-cell table:style-name="TableCell71">
            <text:p text:style-name="P72">Sí</text:p>
          </table:table-cell>
          <table:table-cell table:style-name="TableCell73">
            <text:p text:style-name="P74"/>
          </table:table-cell>
          <table:table-cell table:style-name="TableCell75">
            <text:p text:style-name="P76">No</text:p>
          </table:table-cell>
          <table:table-cell table:style-name="TableCell77">
            <text:p text:style-name="P78">X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Otros integrantes del grupo:</text:p>
          </table:table-cell>
          <table:table-cell table:style-name="TableCell84" table:number-columns-spanned="5">
            <text:p text:style-name="P85"/>
          </table:table-cell>
          <table:covered-table-cell/>
          <table:covered-table-cell/>
          <table:covered-table-cell/>
          <table:covered-table-cell/>
        </table:table-row>
      </table:table>
      <text:p text:style-name="P86"/>
      <text:p text:style-name="P87"/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P92">INTRODUCCIÓN</text:p>
          </table:table-cell>
        </table:table-row>
        <table:table-row table:style-name="TableRow93">
          <table:table-cell table:style-name="TableCell94">
            <text:p text:style-name="P95">Contextualización del problema a resolver. Describir claramente de dónde surge la necesidad de este TFG y el dominio de aplicación. En caso de que el TFG se base en trabajos previos, debe<text:s/>aclararse cuáles son las aportaciones del TFG.</text:p>
          </table:table-cell>
        </table:table-row>
        <table:table-row table:style-name="TableRow96">
          <table:table-cell table:style-name="TableCell97">
            <text:p text:style-name="P98"/>
            <text:p text:style-name="P99">El sector de la restauración ha tenido un notable crecimiento a nivel mundial en los últimos 50 años, y no para de crecer. El transporte es más accesible y el turismo se ha visto impulsado y popularizado como forma de ocio en el ciudadano medio; las mejoras en los medios de comunicación han hecho que las personas<text:s/>incrementen sus contactos<text:s/>sociales y<text:s/>se reúnan en bares o restaurantes.<text:s/>Muchas personas acostumbran a desayunar y/o almorzar antes o después del trabajo,<text:s/>mientras que las cenas y mientras suelen ser comidas de ocio, de forma que el sector de la restauración no descansa.</text:p>
            <text:p text:style-name="P100"/>
            <text:p text:style-name="P101">No obstante, la restauración es uno de los modelos de negocio más antiguos. Y por desgracia no hemos avanzado mucho en modernizar este sector. Solo las grandes cadenas de restaurantes han llegado a implementar sistemas para mejorar y automatizar la gestión de comandas; y generalmente son costosos a nivel hardware, ya que hacen uso de dispositivos específicos, además de software especializado para la<text:s/>cadena de restaurantes en concreto. La mayoría de restaurantes son pequeñas empresas de un solo local, por lo que no se pueden permitir el desarrollo de un sistema específico y generalmente terminan tomando la<text:s/><text:s/>comanda<text:s/>en<text:s/>papel o<text:s/>usando sistemas<text:s/>de punto de venta<text:s/>POS<text:s/>(Point of Sale<text:s/>[1])<text:s/>en<text:s/>el mejor de los casos. Estos sistemas POS<text:s/>requieren<text:s/>una gran inversión inicial que puede<text:s/>alcanzar<text:s/>varios miles de<text:s/>euros,<text:s/>así como incluir costes de mantenimiento<text:s/>mensuales<text:s/>y<text:s/>comisiones<text:s/>por transacciones.</text:p>
            <text:p text:style-name="P102"/>
            <text:p text:style-name="P103">Además, en la mayoría de los casos los datos de los pedidos no se utilizan<text:s/>posteriormente con fines de análisis que permitan predecir las necesidades de aprovisionamiento, o para hacer sugerencias, información sobre alérgenos<text:s/>o fidelizar a la clientela.<text:s/>La automatización de las comandas permitiría<text:s/>utilizar<text:s/>estos datos<text:s/>con fines como los indicados y de cualquier otro tipo.</text:p>
            <text:p text:style-name="P104"/>
            <text:p text:style-name="P105">El sistema de gestión de comandas es solo uno de los<text:s/>problemas que encuentra un restaurante para constituirse, pero hay muchos más. ¿Qué pasa con los pedidos a domicilio?<text:s/>Actualmente,<text:s/>la mayoría de restaurantes atienden estos pedidos de forma telefónica. ¿Y<text:s/>con las reservas? De igual forma suelen ser atendidas de forma telefónica. ¿Y<text:s/>con los<text:s/>pagos online? Si<text:s/>los clientes<text:s/>piden<text:s/>a domicilio,<text:s/>lo habitual es que prefieran pagar<text:s/>poder pagar online,<text:s/>mientras que<text:s/>muchos<text:s/>restaurantes<text:s/>cobran en efectivo en la entrega, o en el mejor de los casos cada repartidor lleva un datáfono<text:s/>para el pago con tarjeta o móvil.<text:s/>Por otro lado,<text:s/>¿qué pasa con la web o carta online? Hoy día es<text:s/>habitual<text:s/>tener una web de tu restaurante, pero esto es costoso<text:s/>de mantener,<text:s/>y en muchos casos<text:s/>los restaurantes recurren a crear un enlace con el PDF<text:s/>a<text:s/>su carta. ¿No sería<text:s/>mejor<text:s/>un sistema íntegral<text:s/>para la gestión de<text:s/>las<text:s/><text:soft-page-break/>comandas de un<text:s/>restaurante<text:s/>que<text:s/>solucionase todos estos problemas<text:s/>y<text:s/>además<text:s/>con un<text:s/>coste de instalación<text:s/>bajo?<text:s/>Este sería del sueño de miles de emprendedores que deciden montar un restaurante cada año en España.</text:p>
            <text:p text:style-name="P106"/>
            <text:p text:style-name="P107">España es el país con más bares y restaurantes del mundo [2] lo que ofrece una gran oportunidad para abordar una solución a<text:s/>este problema. Así surge QRest, una solución software basada en web que proveería de un sistema integral para la gestión de<text:s/>comanbdas: Pedido<text:s/>de comandas a través de QR, gestión de comandas a través de la web, web específica para cada restaurante, sugerencias personalizadas, pedidos a domicilio, pagos online e impresión de facturas. Un sistema integral para una experiencia completa del cliente y una solución sencilla para todo tipo de restaurantes.</text:p>
            <text:p text:style-name="P108"/>
            <text:p text:style-name="P109">Los restaurantes que más se pueden beneficiar de QRest son restaurantes nuevos que quieran usa solución simple y sin mucha barrera de entrada, restaurantes en los que se suelan pedir comandas en varias<text:s/>tandas<text:s/>(por ejemplo<text:s/>bares<text:s/>de<text:s/>tapas)<text:s/>o<text:s/>que quieran reducir la carga de trabajo de su<text:s/>personal, restaurantes que les<text:s/>precisen implementar<text:s/>algunas de<text:s/>las funcionalidades<text:s/>mencionadas anteriormente<text:s/>o quieran mejorarlas y restaurantes que quieran ahorrar<text:s/>costes<text:s/>al hacer uso de un solo sistema en vez de todos estos por separado.</text:p>
            <text:p text:style-name="P110"/>
            <text:p text:style-name="P111">Una ventaja adicional del uso<text:s/>del sistema es que la web del restaurante será accesible a través de la siguiente URL: [URL QRest]/[Nombre del restaurante]. De forma que el restaurante no tendrá que hacerse con un dominio<text:s/>web. Además obtendrá “publicidad gratuita”, ya que en <text:s/>la web de QRest<text:s/>se mostrarán los restaurantes que cuentan con este sistema.</text:p>
            <text:p text:style-name="P112"/>
          </table:table-cell>
        </table:table-row>
      </table:table>
      <text:p text:style-name="P113"/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p text:style-name="P118">OBJETIVOS</text:p>
          </table:table-cell>
        </table:table-row>
        <table:table-row table:style-name="TableRow119">
          <table:table-cell table:style-name="TableCell120">
            <text:p text:style-name="P121">Descripción detallada de en qué consistirá el TFG. En caso de que el objeto principal del TFG sea el desarrollo de software, además de los objetivos generales deben<text:s/>describirse sus funcionalidades a alto nivel.</text:p>
          </table:table-cell>
        </table:table-row>
        <table:table-row table:style-name="TableRow122">
          <table:table-cell table:style-name="TableCell123">
            <text:p text:style-name="P124"/>
            <text:p text:style-name="P125">El<text:s/>objetivo<text:s/>de este TFG<text:s/>es<text:s/>desarrollar una aplicación web a través de la cual<text:s/>los clientes puedan acceder a la carta del restaurante<text:s/>y realizar sus<text:s/>comandas<text:s/>de manera autónoma, llegando estas a cocina, y una vez marcadas como listas que los camareros puedan servirlas.<text:s/>Finalmente, se<text:s/>generará<text:s/>un<text:s/>recibo<text:s/>que poder imprimir, con la opción de realizar el pago online a través de la web.<text:s/></text:p>
            <text:p text:style-name="P126"/>
            <text:p text:style-name="P127">Un código<text:s/>QR en<text:s/>cada mesa redireccionará al pedido asociado a esta, de forma que todos los clientes de la mesa puedan pedir simultáneamente a través de este<text:s/>QR, pudiendo ver en tiempo real<text:s/>el estado conjunto<text:s/>de<text:s/>la comanda. Cada vez que una mesa confirme una comanda.<text:s/>De haber comandas anteriores de la misma mesa,<text:s/>estas se añadirán a una misma<text:s/>cuenta,<text:s/>hasta que se pague.<text:s/></text:p>
            <text:p text:style-name="P128"/>
            <text:p text:style-name="P129">Las<text:s/>comandas deben llegar a cocina al confirmar el pedido.<text:s/>Una vez que un plato esté<text:s/>preparado,<text:s/>se<text:s/>marcará como listo<text:s/>para servir<text:s/>y pasará a los<text:s/>camareros.<text:s/>Finalmente cuando el cliente pida la<text:s/>cuenta,<text:s/>esta<text:s/>se<text:s/>imprimirá<text:s/>en una<text:s/>la impresora de tickets. Si el pago se hace en<text:s/>efectivo o con datáfono, el camarero deberá marcar el pedido como pagado en la web. En caso de hacer el pago online a traves de la web, el pedido se cerrará automáticamente. <text:s/></text:p>
            <text:p text:style-name="P130"/>
            <text:p text:style-name="P131">Para hacer el<text:s/>sistema escalable y personalizado para cada restaurante, se dispondrá de un fichero de configuración y de una base de datos específica, además de un CRUD [3] para<text:s/>modificar su<text:s/>carta bajo un inicio de sesión autorizado.</text:p>
            <text:p text:style-name="P132"/>
            <text:p text:style-name="P133"><text:span text:style-name="T134">Como funcionalidades adicionales,<text:s/></text:span><text:span text:style-name="T135">se<text:s/></text:span><text:span text:style-name="T136">considerará incluir</text:span><text:span text:style-name="T137">:<text:s/></text:span><text:span text:style-name="T138">la p</text:span><text:span text:style-name="T139">osibilidad de<text:s/></text:span><text:span text:style-name="T140">realizar<text:s/></text:span><text:span text:style-name="T141">pedi</text:span><text:span text:style-name="T142">dos a domicilio, reservas online</text:span><text:span text:style-name="T143">, acceso a la carta mediante Bluetooth como alternativa al uso de códigos QR ,</text:span><text:span text:style-name="T144"><text:s/>sugerencias personalizadas a usuarios</text:span><text:span text:style-name="T145"><text:s/>en base a pedidos anteriores</text:span><text:span text:style-name="T146">, avisos<text:s/></text:span><text:span text:style-name="T147">igualmente personalizados<text:s/></text:span><text:span text:style-name="T148">sobre alérgenos</text:span><text:span text:style-name="T149"><text:s/>o dietas (veganos</text:span><text:span text:style-name="T150">, clientes con intolerancias alimentarias</text:span><text:span text:style-name="T151">, etc.)</text:span><text:span text:style-name="T152">,<text:s/></text:span><text:span text:style-name="T153">o<text:s/></text:span><text:span text:style-name="T154">promociones<text:s/></text:span><text:span text:style-name="T155">y actividades de gamificación<text:s/></text:span><text:span text:style-name="T156">para fidelizar a determinados clientes.</text:span></text:p>
            <text:p text:style-name="P157"/>
          </table:table-cell>
        </table:table-row>
      </table:table>
      <text:p text:style-name="P158"/>
      <text:p text:style-name="P159"/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P164">ENTREGABLES</text:p>
          </table:table-cell>
        </table:table-row>
        <table:table-row table:style-name="TableRow165">
          <table:table-cell table:style-name="TableCell166">
            <text:p text:style-name="P167">Listado de resultados que generará el TFG (aplicaciones, estudios, manuales, etc.)</text:p>
          </table:table-cell>
        </table:table-row>
        <table:table-row table:style-name="TableRow168">
          <table:table-cell table:style-name="TableCell169">
            <text:p text:style-name="P170">Aplicación web<text:s/>desarrollada en<text:s/>Python.</text:p>
          </table:table-cell>
        </table:table-row>
        <table:table-row table:style-name="TableRow171">
          <table:table-cell table:style-name="TableCell172">
            <text:p text:style-name="P173">Despliegue<text:s/>en la nube<text:s/>del sistema<text:s/>desarrollado.</text:p>
          </table:table-cell>
        </table:table-row>
        <table:table-row table:style-name="TableRow174">
          <table:table-cell table:style-name="TableCell175">
            <text:p text:style-name="P176">Documento General de Requisitos (DGR).</text:p>
          </table:table-cell>
        </table:table-row>
        <table:table-row table:style-name="TableRow177">
          <table:table-cell table:style-name="TableCell178">
            <text:p text:style-name="P179">Manual de Instalación.</text:p>
          </table:table-cell>
        </table:table-row>
        <table:table-row table:style-name="TableRow180">
          <table:table-cell table:style-name="TableCell181">
            <text:p text:style-name="P182">Manual de Usuario.</text:p>
          </table:table-cell>
        </table:table-row>
        <table:table-row table:style-name="TableRow183">
          <table:table-cell table:style-name="TableCell184">
            <text:p text:style-name="P185">Memoria del TFG.</text:p>
          </table:table-cell>
        </table:table-row>
      </table:table>
      <text:p text:style-name="P186"/>
      <text:p text:style-name="P187"/>
      <table:table table:style-name="Table188">
        <table:table-columns>
          <table:table-column table:style-name="TableColumn189"/>
        </table:table-columns>
        <table:table-row table:style-name="TableRow190">
          <table:table-cell table:style-name="TableCell191">
            <text:p text:style-name="P192">MÉTODOS Y FASES DE TRABAJO</text:p>
          </table:table-cell>
        </table:table-row>
        <table:table-row table:style-name="TableRow193">
          <table:table-cell table:style-name="TableCell194">
            <text:p text:style-name="P195">METODOLOGÍA:</text:p>
          </table:table-cell>
        </table:table-row>
        <table:table-row table:style-name="TableRow196">
          <table:table-cell table:style-name="TableCell197">
            <text:p text:style-name="P198">Descripción de la metodología empleada en el<text:s/>desarrollo del TFG. Especificar cómo se va a desarrollar. Concretar si se trata de alguna metodología existente y, en caso contrario, describir y justificar adecuadamente los métodos que se aplicarán.</text:p>
          </table:table-cell>
        </table:table-row>
        <table:table-row table:style-name="TableRow199">
          <table:table-cell table:style-name="TableCell200">
            <text:p text:style-name="P201"/>
            <text:p text:style-name="P202">Se<text:s/>seguirá una<text:s/>metodología de desarrollo ágil, donde tendrán lugar reuniones periódicas con el tutor, obteniendo así una opinión y retroalimentación para que en cada fase se resuelvan los problemas existentes y sea<text:s/>posible el desarrollo óptimo del<text:s/>trabajo, tratando de proporcionar la mayor flexibilidad al proyecto y obteniendo un resultado con la mejor calidad posible.</text:p>
          </table:table-cell>
        </table:table-row>
        <table:table-row table:style-name="TableRow203">
          <table:table-cell table:style-name="TableCell204">
            <text:p text:style-name="P205">FASES DE TRABAJO:</text:p>
          </table:table-cell>
        </table:table-row>
        <table:table-row table:style-name="TableRow206">
          <table:table-cell table:style-name="TableCell207">
            <text:p text:style-name="P208">Enumeración y breve descripción de las fases de trabajo en las que consistirá el TFG.</text:p>
          </table:table-cell>
        </table:table-row>
        <table:table-row table:style-name="TableRow209">
          <table:table-cell table:style-name="TableCell210">
            <text:p text:style-name="P211"><text:span text:style-name="T212">1. Análisis.</text:span></text:p>
            <text:p text:style-name="P213">a.<text:s/>Estudio e investigación de las tecnologías a utilizar.</text:p>
            <text:p text:style-name="P214">b. Extracción de los requisitos del proyecto.</text:p>
            <text:p text:style-name="P215"><text:span text:style-name="T216">c. Elaboración del Documento<text:s/></text:span><text:span text:style-name="T217">G</text:span><text:span text:style-name="T218">eneral de Requisitos (DGR). <text:s/></text:span></text:p>
            <text:p text:style-name="P219"/>
            <text:p text:style-name="P220"><text:span text:style-name="T221">2. Diseño.</text:span></text:p>
            <text:p text:style-name="P222">a. Diseño y modelado de la<text:s/>aplicación.</text:p>
            <text:p text:style-name="P223">b. Estudio, diseño y modelado de la<text:s/>base<text:s/>de<text:s/>datos.</text:p>
            <text:p text:style-name="P224">c. Estudio, diseño y modelado de<text:s/>las<text:s/>opciones de<text:s/>configuración.</text:p>
            <text:p text:style-name="P225">d. Maquetado de la<text:s/>aplicación.</text:p>
            <text:p text:style-name="P226"><text:s/></text:p>
            <text:p text:style-name="P227">3. Desarrollo,<text:s/>implementación<text:s/>y despliegue.</text:p>
            <text:p text:style-name="P228">a. Sistema de<text:s/>pedidos en tiempo real.</text:p>
            <text:p text:style-name="P229">b. Sistema de<text:s/>gestión de comandas.</text:p>
            <text:p text:style-name="P230">c. Sistema de<text:s/>generación<text:s/>e impresión de recibos.</text:p>
            <text:p text:style-name="P231">e. Sistema de<text:s/>pago.</text:p>
            <text:p text:style-name="P232">f. Sistema de<text:s/>gestión de reservas.</text:p>
            <text:p text:style-name="P233">g.<text:s/>Sistema CRUD de<text:s/>la<text:s/>carta.</text:p>
            <text:p text:style-name="P234">h. Sistema de configuración de restaurantes.</text:p>
            <text:p text:style-name="P235">i. Sistema de<text:s/>sugerencias<text:s/>y fidelización<text:s/>de<text:s/>clientes.</text:p>
            <text:p text:style-name="P236"><text:s/></text:p>
            <text:p text:style-name="P237">4. Verificación y pruebas.</text:p>
            <text:p text:style-name="P238">a. Realización de<text:s/>pruebas unitarias.</text:p>
            <text:p text:style-name="P239">b. Realización de<text:s/>pruebas de integración.</text:p>
            <text:p text:style-name="P240">c. Realización de<text:s/>pruebas de extremo a extremo.</text:p>
            <text:p text:style-name="P241">d. Realización de<text:s/>pruebas en un restaurante.<text:s/>– TENEMOS???</text:p>
            <text:p text:style-name="P242"/>
            <text:p text:style-name="P243">5. Documentación.</text:p>
            <text:p text:style-name="P244">a. Elaboración del Manual de<text:s/>usuario. <text:s/></text:p>
            <text:p text:style-name="P245">b.<text:s/>Elaboración del Manual de<text:s/>instalación.</text:p>
            <text:p text:style-name="P246">c. Elaboración de la Memoria del TFG.</text:p>
            <text:p text:style-name="P247"/>
          </table:table-cell>
        </table:table-row>
        <table:table-row table:style-name="TableRow248">
          <table:table-cell table:style-name="TableCell249">
            <text:p text:style-name="P250">TEMPORIZACIÓN:</text:p>
          </table:table-cell>
        </table:table-row>
        <table:table-row table:style-name="TableRow251">
          <table:table-cell table:style-name="TableCell252">
            <text:p text:style-name="P253">La siguiente tabla deberá contener una fila por cada una de las fases enumeradas en la sección anterior. En caso de tratarse de un trabajo en grupo, se<text:s/>añadirá una columna HORAS por cada miembro del equipo. Debe especificarse claramente el número de horas dedicado por cada alumno/a y la suma de horas individual deberá ser también de 296.</text:p>
          </table:table-cell>
        </table:table-row>
        <table:table-row table:style-name="TableRow254">
          <table:table-cell table:style-name="TableCell255">
            <text:p text:style-name="P256"/>
            <text:p text:style-name="P257"/>
            <text:soft-page-break/>
            <text:p text:style-name="Standard"><text:span text:style-name="T258"><draw:frame draw:z-index="15" draw:id="id1" draw:style-name="a3" draw:name="Frame1" text:anchor-type="paragraph" svg:x="1.072in" svg:y="-0.0374in" svg:width="4.91875in" svg:height="0.01597in" style:rel-width="scale" style:rel-height="scale"><draw:text-box><table:table table:style-name="Table259"><table:table-columns><table:table-column table:style-name="TableColumn260"/><table:table-column table:style-name="TableColumn261"/></table:table-columns><table:table-row table:style-name="TableRow262"><table:table-cell table:style-name="TableCell263" table:number-rows-spanned="2"><text:p text:style-name="P264">FASE</text:p></table:table-cell><table:table-cell table:style-name="TableCell265"><text:p text:style-name="P266">HORAS</text:p></table:table-cell></table:table-row><table:table-row table:style-name="TableRow267"><table:covered-table-cell><text:p text:style-name="P268"/></table:covered-table-cell><table:table-cell table:style-name="TableCell269"><text:p text:style-name="P270">Pedro Antonio Benito Rojano</text:p></table:table-cell></table:table-row><table:table-row table:style-name="TableRow271"><table:table-cell table:style-name="TableCell272"><text:p text:style-name="P273">1.<text:s/>Análisis.</text:p></table:table-cell><table:table-cell table:style-name="TableCell274"><text:p text:style-name="P275">26</text:p></table:table-cell></table:table-row><table:table-row table:style-name="TableRow276"><table:table-cell table:style-name="TableCell277"><text:p text:style-name="P278">a. Estudio e investigación de las tecnologías a utilizar.</text:p></table:table-cell><table:table-cell table:style-name="TableCell279"><text:p text:style-name="P280">10</text:p></table:table-cell></table:table-row><table:table-row table:style-name="TableRow281"><table:table-cell table:style-name="TableCell282"><text:p text:style-name="P283"><text:span text:style-name="T284">b. Extracción de los requisitos del proyecto.</text:span></text:p></table:table-cell><table:table-cell table:style-name="TableCell285"><text:p text:style-name="P286">10</text:p></table:table-cell></table:table-row><table:table-row table:style-name="TableRow287"><table:table-cell table:style-name="TableCell288"><text:p text:style-name="P289">c. Elaboración del Documento General de Requisitos (DGR).</text:p></table:table-cell><table:table-cell table:style-name="TableCell290"><text:p text:style-name="P291">6</text:p></table:table-cell></table:table-row><table:table-row table:style-name="TableRow292"><table:table-cell table:style-name="TableCell293"><text:p text:style-name="P294">2. Diseño.</text:p></table:table-cell><table:table-cell table:style-name="TableCell295"><text:p text:style-name="P296">45</text:p></table:table-cell></table:table-row><table:table-row table:style-name="TableRow297"><table:table-cell table:style-name="TableCell298"><text:p text:style-name="P299">a. Diseño y modelado de la<text:s/>aplicación.</text:p></table:table-cell><table:table-cell table:style-name="TableCell300"><text:p text:style-name="P301">15</text:p></table:table-cell></table:table-row><table:table-row table:style-name="TableRow302"><table:table-cell table:style-name="TableCell303"><text:p text:style-name="P304">b.<text:s/>Estudio, diseño y modelado de la<text:s/>base de<text:s/>datos.</text:p></table:table-cell><table:table-cell table:style-name="TableCell305"><text:p text:style-name="P306">10</text:p></table:table-cell></table:table-row><table:table-row table:style-name="TableRow307"><table:table-cell table:style-name="TableCell308"><text:p text:style-name="P309">c. Estudio, diseño y modelado del archivo de configuración.</text:p></table:table-cell><table:table-cell table:style-name="TableCell310"><text:p text:style-name="P311">10</text:p></table:table-cell></table:table-row><table:table-row table:style-name="TableRow312"><table:table-cell table:style-name="TableCell313"><text:p text:style-name="P314">d. Maquetado de la<text:s/>aplicación.</text:p></table:table-cell><table:table-cell table:style-name="TableCell315"><text:p text:style-name="P316">10</text:p></table:table-cell></table:table-row><table:table-row table:style-name="TableRow317"><table:table-cell table:style-name="TableCell318"><text:p text:style-name="P319">3. Desarrollo,<text:s/>implementación<text:s/>y despliegue.</text:p></table:table-cell><table:table-cell table:style-name="TableCell320"><text:p text:style-name="P321">140</text:p></table:table-cell></table:table-row><table:table-row table:style-name="TableRow322"><table:table-cell table:style-name="TableCell323"><text:p text:style-name="P324">a. Sistema de<text:s/>pedidos en tiempo real.</text:p></table:table-cell><table:table-cell table:style-name="TableCell325"><text:p text:style-name="P326">20</text:p></table:table-cell></table:table-row><table:table-row table:style-name="TableRow327"><table:table-cell table:style-name="TableCell328"><text:p text:style-name="P329">b. Sistema de<text:s/>gestión de comandas.</text:p></table:table-cell><table:table-cell table:style-name="TableCell330"><text:p text:style-name="P331">15</text:p></table:table-cell></table:table-row><table:table-row table:style-name="TableRow332"><table:table-cell table:style-name="TableCell333"><text:p text:style-name="P334">c. Sistema de<text:s/>generación<text:s/>e impresión de recibos</text:p></table:table-cell><table:table-cell table:style-name="TableCell335"><text:p text:style-name="P336">15</text:p></table:table-cell></table:table-row><table:table-row table:style-name="TableRow337"><table:table-cell table:style-name="TableCell338"><text:p text:style-name="P339">e. Sistema de<text:s/>pago.</text:p></table:table-cell><table:table-cell table:style-name="TableCell340"><text:p text:style-name="P341">15</text:p></table:table-cell></table:table-row><table:table-row table:style-name="TableRow342"><table:table-cell table:style-name="TableCell343"><text:p text:style-name="P344">f. Sistema de<text:s/>gestión de reservas.</text:p></table:table-cell><table:table-cell table:style-name="TableCell345"><text:p text:style-name="P346">15</text:p></table:table-cell></table:table-row><table:table-row table:style-name="TableRow347"><table:table-cell table:style-name="TableCell348"><text:p text:style-name="P349">g. <text:s/>Sistema CRUD de carta.</text:p></table:table-cell><table:table-cell table:style-name="TableCell350"><text:p text:style-name="P351">20</text:p></table:table-cell></table:table-row><table:table-row table:style-name="TableRow352"><table:table-cell table:style-name="TableCell353"><text:p text:style-name="P354">h. Sistema de<text:s/>configuración de restaurantes.</text:p></table:table-cell><table:table-cell table:style-name="TableCell355"><text:p text:style-name="P356">25</text:p></table:table-cell></table:table-row><table:table-row table:style-name="TableRow357"><table:table-cell table:style-name="TableCell358"><text:p text:style-name="P359">i. Sistema de<text:s/>sugerencias<text:s/>y fidelización<text:s/>de<text:s/>clientes.</text:p></table:table-cell><table:table-cell table:style-name="TableCell360"><text:p text:style-name="P361">15</text:p></table:table-cell></table:table-row><table:table-row table:style-name="TableRow362"><table:table-cell table:style-name="TableCell363"><text:p text:style-name="P364"><text:span text:style-name="T365">4. Verificación y pruebas.</text:span></text:p></table:table-cell><table:table-cell table:style-name="TableCell366"><text:p text:style-name="P367"><text:span text:style-name="T368">50</text:span></text:p></table:table-cell></table:table-row><table:table-row table:style-name="TableRow369"><table:table-cell table:style-name="TableCell370"><text:p text:style-name="P371"><text:span text:style-name="T372">a. Realización de<text:s/></text:span><text:span text:style-name="T373">p</text:span><text:span text:style-name="T374">ruebas unitarias.</text:span></text:p></table:table-cell><table:table-cell table:style-name="TableCell375"><text:p text:style-name="P376"><text:span text:style-name="T377">20</text:span></text:p></table:table-cell></table:table-row><table:table-row table:style-name="TableRow378"><table:table-cell table:style-name="TableCell379"><text:p text:style-name="P380">b. Realización de<text:s/>pruebas de integración.</text:p></table:table-cell><table:table-cell table:style-name="TableCell381"><text:p text:style-name="P382">10</text:p></table:table-cell></table:table-row><table:table-row table:style-name="TableRow383"><table:table-cell table:style-name="TableCell384"><text:p text:style-name="P385">c. Realización de<text:s/>pruebas de extremo a extremo.</text:p></table:table-cell><table:table-cell table:style-name="TableCell386"><text:p text:style-name="P387">5</text:p></table:table-cell></table:table-row><table:table-row table:style-name="TableRow388"><table:table-cell table:style-name="TableCell389"><text:p text:style-name="P390"><text:span text:style-name="T391">d.<text:s/></text:span><text:span text:style-name="T392">Realización de<text:s/></text:span><text:span text:style-name="T393">p</text:span><text:span text:style-name="T394">ruebas en un restaurante.</text:span></text:p></table:table-cell><table:table-cell table:style-name="TableCell395"><text:p text:style-name="P396">15</text:p></table:table-cell></table:table-row><table:table-row table:style-name="TableRow397"><table:table-cell table:style-name="TableCell398"><text:p text:style-name="P399"><text:span text:style-name="T400">5. Documentación.</text:span></text:p></table:table-cell><table:table-cell table:style-name="TableCell401"><text:p text:style-name="P402"><text:span text:style-name="T403">35</text:span></text:p></table:table-cell></table:table-row><table:table-row table:style-name="TableRow404"><table:table-cell table:style-name="TableCell405"><text:p text:style-name="P406"><text:span text:style-name="T407">a. Elaboración del Manual de<text:s/></text:span><text:span text:style-name="T408">u</text:span><text:span text:style-name="T409">suario. <text:s/></text:span></text:p></table:table-cell><table:table-cell table:style-name="TableCell410"><text:p text:style-name="P411"><text:span text:style-name="T412">10</text:span></text:p></table:table-cell></table:table-row><table:table-row table:style-name="TableRow413"><table:table-cell table:style-name="TableCell414"><text:p text:style-name="P415">b. Elaboración del Manual de<text:s/>instalación.</text:p></table:table-cell><table:table-cell table:style-name="TableCell416"><text:p text:style-name="P417">10</text:p></table:table-cell></table:table-row><table:table-row table:style-name="TableRow418"><table:table-cell table:style-name="TableCell419"><text:p text:style-name="P420">c. Elaboración de la Memoria del TFG.</text:p></table:table-cell><table:table-cell table:style-name="TableCell421"><text:p text:style-name="P422">15</text:p></table:table-cell></table:table-row><table:table-row table:style-name="TableRow423"><table:table-cell table:style-name="TableCell424"><text:p text:style-name="P425"/></table:table-cell><table:table-cell table:style-name="TableCell426"><text:p text:style-name="P427"><text:span text:style-name="T428">296</text:span></text:p></table:table-cell></table:table-row><table:table-row table:style-name="TableRow429"><table:table-cell table:style-name="TableCell430"><text:p text:style-name="P431"/></table:table-cell><table:table-cell table:style-name="TableCell432"><text:p text:style-name="P433"/></table:table-cell></table:table-row></table:table><text:p text:style-name="Normal"/></draw:text-box><svg:title/><svg:desc/></draw:frame></text:span></text:p>
            <text:p text:style-name="P434"/>
            <text:p text:style-name="P435"/>
            <text:p text:style-name="P436"/>
            <text:p text:style-name="P437"/>
            <text:p text:style-name="P438"/>
            <text:p text:style-name="P439"/>
          </table:table-cell>
        </table:table-row>
      </table:table>
      <text:p text:style-name="P440"/>
      <table:table table:style-name="Table441">
        <table:table-columns>
          <table:table-column table:style-name="TableColumn442"/>
        </table:table-columns>
        <table:table-row table:style-name="TableRow443">
          <table:table-cell table:style-name="TableCell444">
            <text:p text:style-name="P445">ENTORNO TECNOLÓGICO</text:p>
          </table:table-cell>
        </table:table-row>
        <table:table-row table:style-name="TableRow446">
          <table:table-cell table:style-name="TableCell447">
            <text:p text:style-name="P448">TECNOLOGÍAS EMPLEADAS:</text:p>
          </table:table-cell>
        </table:table-row>
        <table:table-row table:style-name="TableRow449">
          <table:table-cell table:style-name="TableCell450">
            <text:p text:style-name="P451">Enumeración de las tecnologías utilizadas (lenguajes de programación, frameworks, sistemas gestores de bases de datos, etc.) en<text:s/>el desarrollo del TFG.</text:p>
          </table:table-cell>
        </table:table-row>
        <table:table-row table:style-name="TableRow452">
          <table:table-cell table:style-name="TableCell453">
            <text:p text:style-name="P454">Lenguaje de programación: Python + HTML + CSS + JS</text:p>
          </table:table-cell>
        </table:table-row>
        <table:table-row table:style-name="TableRow455">
          <table:table-cell table:style-name="TableCell456">
            <text:p text:style-name="P457">Base de<text:s/>datos: MongoDB [4]</text:p>
          </table:table-cell>
        </table:table-row>
        <table:table-row table:style-name="TableRow458">
          <table:table-cell table:style-name="TableCell459">
            <text:p text:style-name="P460">Framework web: FastAPI [5]</text:p>
          </table:table-cell>
        </table:table-row>
        <table:table-row table:style-name="TableRow461">
          <table:table-cell table:style-name="TableCell462">
            <text:p text:style-name="P463">Framework CSS: Bulma [6]</text:p>
          </table:table-cell>
        </table:table-row>
        <table:table-row table:style-name="TableRow464">
          <table:table-cell table:style-name="TableCell465">
            <text:p text:style-name="P466">RECURSOS SOFTWARE Y HARDWARE:</text:p>
          </table:table-cell>
        </table:table-row>
        <table:table-row table:style-name="TableRow467">
          <table:table-cell table:style-name="TableCell468">
            <text:p text:style-name="P469">Listado de dispositivos (placas de<text:s/>desarrollo, microcontroladores, procesadores, sensores, robots, etc.) o software (IDE, editores, etc.) empleados en el desarrollo del TFG.</text:p>
          </table:table-cell>
        </table:table-row>
        <table:table-row table:style-name="TableRow470">
          <table:table-cell table:style-name="TableCell471">
            <text:p text:style-name="P472">Ordenador personal</text:p>
          </table:table-cell>
        </table:table-row>
        <table:table-row table:style-name="TableRow473">
          <table:table-cell table:style-name="TableCell474">
            <text:p text:style-name="P475">IDE: Visual Studio Code [6]</text:p>
          </table:table-cell>
        </table:table-row>
        <table:table-row table:style-name="TableRow476">
          <table:table-cell table:style-name="TableCell477">
            <text:p text:style-name="P478">Plataforma de despliegue: Vercel [8]</text:p>
          </table:table-cell>
        </table:table-row>
        <table:table-row table:style-name="TableRow479">
          <table:table-cell table:style-name="TableCell480">
            <text:p text:style-name="P481">Impresora de<text:s/>tickets para<text:s/>recibos y<text:s/>códigos<text:s/>QRs<text:s/>– TENEMOS???</text:p>
          </table:table-cell>
        </table:table-row>
      </table:table>
      <text:p text:style-name="P482"/>
      <text:p text:style-name="P483"/>
      <text:p text:style-name="P484"/>
      <table:table table:style-name="Table485">
        <table:table-columns>
          <table:table-column table:style-name="TableColumn486"/>
        </table:table-columns>
        <table:table-row table:style-name="TableRow487">
          <table:table-cell table:style-name="TableCell488">
            <text:soft-page-break/>
            <text:p text:style-name="P489">REFERENCIAS</text:p>
          </table:table-cell>
        </table:table-row>
        <table:table-row table:style-name="TableRow490">
          <table:table-cell table:style-name="TableCell491">
            <text:p text:style-name="P492">Listado de referencias (libros, páginas web, etc.)</text:p>
          </table:table-cell>
        </table:table-row>
        <table:table-row table:style-name="TableRow493">
          <table:table-cell table:style-name="TableCell494">
            <text:p text:style-name="P495"><text:span text:style-name="T496">[1] “Sistema POS”. ¿Qué es el sistema pos y cómo funciona?.<text:s/></text:span><text:a xlink:href="https://www.certus.edu.pe/blog/que-es-sistema-pos/" office:target-frame-name="_top" xlink:show="replace"><text:span text:style-name="T497">https://www.certus.edu.pe/blog/que-es-sistema-pos/</text:span></text:a><text:span text:style-name="T498"><text:s/>(accedido el 12 de febrero de 2023)</text:span></text:p>
          </table:table-cell>
        </table:table-row>
        <table:table-row table:style-name="TableRow499">
          <table:table-cell table:style-name="TableCell500">
            <text:p text:style-name="P501"><text:span text:style-name="T502">[2] “España es el país con más bares y restaurantes del mundo”. España es el país con más bares y res</text:span><text:span text:style-name="T503">taurantes del mundo. <text:s text:c="2"/></text:span><text:a xlink:href="https://www.elmundo.es/viajes/espana/2020/06/19/5eeb49defdddffe66b8b4587.html" office:target-frame-name="_top" xlink:show="replace"><text:span text:style-name="T504">https://www.elmundo.es/viajes/espana/2020/06/19/5eeb49defdddffe66b8b4587.html</text:span></text:a><text:span text:style-name="T505"><text:s text:c="2"/>(accedido el 12 de febrero de 2023)</text:span></text:p>
          </table:table-cell>
        </table:table-row>
        <table:table-row table:style-name="TableRow506">
          <table:table-cell table:style-name="TableCell507">
            <text:p text:style-name="P508"><text:span text:style-name="T509">[3] “CRUD”. CRUD – Gl</text:span><text:span text:style-name="T510">osario de MDN Web Docs.<text:s/></text:span><text:a xlink:href="https://developer.mozilla.org/es/docs/Glossary/CRUD" office:target-frame-name="_top" xlink:show="replace"><text:span text:style-name="T511">https://developer.mozilla.org/es/docs/Glossary/CRUD</text:span></text:a><text:span text:style-name="T512"><text:s/>(accedido el 12 de febrero de 2023)</text:span></text:p>
          </table:table-cell>
        </table:table-row>
        <table:table-row table:style-name="TableRow513">
          <table:table-cell table:style-name="TableCell514">
            <text:p text:style-name="P515"><text:span text:style-name="T516">[4] “MongoDB”. MongoDB: The Developer Data Platform.<text:s/></text:span><text:a xlink:href="https://www.mongodb.com/" office:target-frame-name="_top" xlink:show="replace"><text:span text:style-name="T517">https://www.mongodb.com/</text:span></text:a><text:span text:style-name="T518"><text:s/>(accedido el 12 de febrero de 2023)</text:span></text:p>
          </table:table-cell>
        </table:table-row>
        <table:table-row table:style-name="TableRow519">
          <table:table-cell table:style-name="TableCell520">
            <text:p text:style-name="P521"><text:span text:style-name="T522">[5] “FastAPI”. FastAPI.<text:s/></text:span><text:a xlink:href="https://fastapi.tiangolo.com/" office:target-frame-name="_top" xlink:show="replace"><text:span text:style-name="T523">https://fastapi.tiangolo.com/</text:span></text:a><text:span text:style-name="T524"><text:s/>(accedido el 12 de febrero de 2023)</text:span></text:p>
          </table:table-cell>
        </table:table-row>
        <table:table-row table:style-name="TableRow525">
          <table:table-cell table:style-name="TableCell526">
            <text:p text:style-name="P527"><text:span text:style-name="T528">[6] “Bulma”. Bulma: Free, open source, and modern CSS framework based on Flex<text:s/></text:span><text:span text:style-name="T529">box.<text:s/></text:span><text:a xlink:href="https://bulma.io/" office:target-frame-name="_top" xlink:show="replace"><text:span text:style-name="T530">https://bulma.io/</text:span></text:a><text:span text:style-name="T531"><text:s/>(accedido el 12 de febrero de 2023)</text:span></text:p>
          </table:table-cell>
        </table:table-row>
        <table:table-row table:style-name="TableRow532">
          <table:table-cell table:style-name="TableCell533">
            <text:p text:style-name="P534"><text:span text:style-name="T535">[7] “Visual Studio Code”. Visual Studio Code – Code Editing. Redefined.<text:s/></text:span><text:a xlink:href="https://code.visualstudio.com/" office:target-frame-name="_top" xlink:show="replace"><text:span text:style-name="T536">https://code.visualstudio.com/</text:span></text:a><text:span text:style-name="T537"><text:s/>(accedido</text:span><text:span text:style-name="T538"><text:s/>el 12 de febrero de 2023)</text:span></text:p>
          </table:table-cell>
        </table:table-row>
        <table:table-row table:style-name="TableRow539">
          <table:table-cell table:style-name="TableCell540">
            <text:p text:style-name="P541"><text:span text:style-name="T542">[8] “Vercel”. Vercel: Develop. Preview. Ship. For the best Frontend teams.<text:s/></text:span><text:a xlink:href="https://vercel.com/" office:target-frame-name="_top" xlink:show="replace"><text:span text:style-name="T543">https://vercel.com/</text:span></text:a><text:span text:style-name="T544"><text:s/>(accedido el 12 de febrero de 2023)</text:span></text:p>
          </table:table-cell>
        </table:table-row>
      </table:table>
      <text:p text:style-name="P545"/>
      <text:p text:style-name="P546"/>
      <text:p text:style-name="P547"/>
      <text:p text:style-name="P548"><text:span text:style-name="T549">Málaga, 12</text:span><text:span text:style-name="T550"><text:s/>de Febrero de<text:s/></text:span><text:span text:style-name="T551">2023</text:span></text:p>
      <text:p text:style-name="P552"/>
      <text:p text:style-name="P553"/>
      <text:p text:style-name="P554"/>
      <text:p text:style-name="P555"/>
      <table:table table:style-name="Table556">
        <table:table-columns>
          <table:table-column table:style-name="TableColumn557"/>
          <table:table-column table:style-name="TableColumn558"/>
          <table:table-column table:style-name="TableColumn559"/>
        </table:table-columns>
        <table:table-row table:style-name="TableRow560">
          <table:table-cell table:style-name="TableCell561">
            <text:p text:style-name="P562">Firma tutor/tutora:</text:p>
            <text:p text:style-name="P563"/>
            <text:p text:style-name="P564"/>
            <text:p text:style-name="P565"/>
            <text:p text:style-name="P566"/>
          </table:table-cell>
          <table:table-cell table:style-name="TableCell567">
            <text:p text:style-name="P568">Firma cotutor/a:</text:p>
          </table:table-cell>
          <table:table-cell table:style-name="TableCell569">
            <text:p text:style-name="P570">Firma tutor/a coordinador/a:</text:p>
          </table:table-cell>
        </table:table-row>
      </table:table>
      <text:p text:style-name="P5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Nimbus Sans" svg:font-family="Nimbus Sans" style:font-family-generic="swiss" style:font-pitch="variable"/>
    <style:font-face style:name="Linux Biolinum" svg:font-family="Linux Biolinum" style:font-family-generic="system" style:font-pitch="variable"/>
    <style:font-face style:name="Noto Sans Devanagari" svg:font-family="Noto Sans Devanagari" style:font-family-generic="system" style:font-pitch="variable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Noto Nastaliq Urdu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left="0.6562in">
        <style:tab-stops/>
      </style:paragraph-properties>
      <style:text-properties style:font-name="Arial" style:font-name-asian="Arial" style:font-name-complex="Arial" fo:font-size="12pt" style:font-size-asian="12pt" style:font-size-complex="12pt" fo:hyphenate="false"/>
    </style:style>
    <style:style style:name="Título2" style:display-name="Título 2" style:family="paragraph" style:parent-style-name="Standard" style:default-outline-level="2">
      <style:paragraph-properties fo:margin-left="0.2111in">
        <style:tab-stops/>
      </style:paragraph-properties>
      <style:text-properties style:font-name="Times New Roman" style:font-name-asian="Times New Roman" style:font-name-complex="Times New Roman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" style:font-name-asian="Linux Biolinum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left="0.2111in">
        <style:tab-stops/>
      </style:paragraph-properties>
      <style:text-properties style:font-name="Arial" style:font-name-asian="Arial" style:font-name-complex="Arial" fo:font-size="10pt" style:font-size-asian="10pt" style:font-size-complex="10pt" fo:hyphenate="false"/>
    </style:style>
    <style:style style:name="Lista" style:display-name="Lista" style:family="paragraph" style:parent-style-name="Textbody">
      <style:text-properties style:font-name-complex="Noto Sans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Párrafodelista" style:display-name="Párrafo de lista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extocomentario" style:display-name="Texto comentario" style:family="paragraph" style:parent-style-name="Standard">
      <style:text-properties fo:font-size="12pt" style:font-size-asian="12pt" style:font-size-complex="12pt"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extodegloboCar" style:display-name="Texto de globo C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Númerodepágina" style:display-name="Número de página" style:family="text" style:parent-style-name="Fuentedepárrafopredeter."/>
    <style:style style:name="Ref.decomentario" style:display-name="Ref. de comentario" style:family="text" style:parent-style-name="Fuentedepárrafopredeter.">
      <style:text-properties fo:font-size="9pt" style:font-size-asian="9pt" style:font-size-complex="9pt"/>
    </style:style>
    <style:style style:name="TextocomentarioCar" style:display-name="Texto comentario Car" style:family="text" style:parent-style-name="Fuentedepárrafopredeter.">
      <style:text-properties fo:font-size="12pt" style:font-size-asian="12pt" style:font-size-complex="12pt"/>
    </style:style>
    <style:style style:name="AsuntodelcomentarioCar" style:display-name="Asunto del comentario Car" style:family="text" style:parent-style-name="TextocomentarioCar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>
      <style:text-properties style:font-name="Arial" style:font-name-asian="Arial" style:font-name-complex="Arial" fo:font-weight="bold" style:font-weight-asian="bold" style:font-weight-complex="bold" fo:letter-spacing="0.0034in" fo:font-size="10pt" style:font-size-asian="10pt" style:font-size-complex="10pt"/>
    </style:style>
    <style:style style:name="ListLabel3" style:display-name="ListLabel 3" style:family="text">
      <style:text-properties style:font-name-asian="Times New Roman" style:text-scale="99%" fo:font-size="11pt" style:font-size-asian="11pt" style:font-size-complex="11pt"/>
    </style:style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style:font-name-asian="Times New Roman" style:font-name-complex="Times New Roman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="Arial" style:font-name-asian="Arial" fo:font-weight="bold" style:font-weight-asian="bold" style:font-weight-complex="bold" fo:letter-spacing="0.0034in" fo:font-size="10pt" style:font-size-asian="10pt" style:font-size-complex="10pt"/>
    </style:style>
    <style:style style:name="WW_CharLFO2LVL3" style:family="text">
      <style:text-properties style:font-name-asian="Times New Roman" style:text-scale="99%" fo:font-size="11pt" style:font-size-asian="11pt" style:font-size-complex="11pt"/>
    </style:style>
    <text:list-style style:name="WWNum1" style:display-name="WWNum1">
      <text:list-level-style-number text:level="1" style:num-format="A" style:num-letter-sync="true" text:start-value="2">
        <style:list-level-properties text:space-before="-0.3145in" text:min-label-width="0.3145in" text:list-level-position-and-space-mode="label-alignment">
          <style:list-level-label-alignment text:label-followed-by="listtab" fo:margin-left="0in" fo:text-indent="-0.314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-0.3145in" text:min-label-width="0.3145in" text:list-level-position-and-space-mode="label-alignment">
          <style:list-level-label-alignment text:label-followed-by="listtab" fo:margin-left="0in" fo:text-indent="-0.3145in"/>
        </style:list-level-properties>
      </text:list-level-style-number>
      <text:list-level-style-bullet text:level="3" text:style-name="WW_CharLFO2LVL3" text:bullet-char="□">
        <style:list-level-properties text:space-before="-0.1312in" text:min-label-width="0.1312in" text:list-level-position-and-space-mode="label-alignment">
          <style:list-level-label-alignment text:label-followed-by="listtab" fo:margin-left="0in" fo:text-indent="-0.1312in"/>
        </style:list-level-properties>
        <style:text-properties style:font-name="Times New Roman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style:style style:name="WW_CharLFO3LVL2" style:family="text">
      <style:text-properties style:font-name-complex="Courier New"/>
    </style:style>
    <style:style style:name="WW_CharLFO3LVL5" style:family="text">
      <style:text-properties style:font-name-complex="Courier New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-asian="Times New Roman" style:font-name-complex="Times New Roman"/>
    </style:style>
    <style:style style:name="WW_CharLFO5LVL2" style:family="text">
      <style:text-properties style:font-name-complex="Courier New"/>
    </style:style>
    <style:style style:name="WW_CharLFO5LVL5" style:family="text">
      <style:text-properties style:font-name-complex="Courier New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style-name="WW_CharLFO5LVL1" text:bullet-char="•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93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paragraph-properties fo:text-align="end" fo:margin-right="-0.1944in">
        <style:tab-stops>
          <style:tab-stop style:type="left" style:position="2.3888in"/>
          <style:tab-stop style:type="right" style:position="6.184in"/>
          <style:tab-stop style:type="right" style:position="7.2847in"/>
        </style:tab-stops>
      </style:paragraph-properties>
    </style:style>
    <style:style style:name="T3" style:parent-style-name="Fuentedepárrafopredeter." style:family="text">
      <style:text-properties style:font-name="Arial" style:font-name-complex="Arial" fo:font-weight="bold" style:font-weight-asian="bold"/>
    </style:style>
    <style:style style:name="T4" style:parent-style-name="Fuentedepárrafopredeter." style:family="text">
      <style:text-properties style:font-name="Arial" style:font-name-complex="Arial" fo:font-weight="bold" style:font-weight-asian="bold"/>
    </style:style>
    <style:style style:name="T5" style:parent-style-name="Fuentedepárrafopredeter." style:family="text">
      <style:text-properties style:font-name="Arial" style:font-name-complex="Arial" fo:font-weight="bold" style:font-weight-asian="bold"/>
    </style:style>
    <style:style style:name="T6" style:parent-style-name="Fuentedepárrafopredeter." style:family="text">
      <style:text-properties style:font-name="Arial" style:font-name-complex="Arial" fo:font-weight="bold" style:font-weight-asian="bold"/>
    </style:style>
    <style:style style:name="P7" style:parent-style-name="Standard" style:family="paragraph">
      <style:paragraph-properties fo:line-height="0.1388in"/>
      <style:text-properties fo:font-size="10pt" style:font-size-asian="10pt" style:font-size-complex="10pt"/>
    </style:style>
    <style:style style:name="P8" style:parent-style-name="Standard" style:family="paragraph">
      <style:paragraph-properties fo:line-height="0.1388in"/>
      <style:text-properties fo:font-size="10pt" style:font-size-asian="10pt" style:font-size-complex="10pt"/>
    </style:style>
    <style:style style:name="P9" style:parent-style-name="Standard" style:family="paragraph">
      <style:paragraph-properties fo:line-height="0.1388in"/>
      <style:text-properties fo:font-size="10pt" style:font-size-asian="10pt" style:font-size-complex="10pt"/>
    </style:style>
    <style:style style:name="P10" style:parent-style-name="Standard" style:family="paragraph">
      <style:paragraph-properties fo:line-height="0.1388in"/>
      <style:text-properties fo:font-size="10pt" style:font-size-asian="10pt" style:font-size-complex="10pt"/>
    </style:style>
    <style:style style:name="P11" style:parent-style-name="Piedepágina" style:family="paragraph">
      <style:paragraph-properties fo:margin-right="0.25in"/>
    </style:style>
    <style:style style:name="T12" style:parent-style-name="Fuentedepárrafopredeter." style:family="text">
      <style:text-properties style:font-name="Times New Roman" style:font-name-complex="Times New Roman" style:rfc-language-tag="es-ES_tradnl" fo:language="es"/>
    </style:style>
    <style:style style:name="T13" style:parent-style-name="Fuentedepárrafopredeter." style:family="text">
      <style:text-properties style:font-name="Times New Roman" style:font-name-complex="Times New Roman" style:rfc-language-tag="es-ES_tradnl" fo:language="es"/>
    </style:style>
    <style:style style:name="T14" style:parent-style-name="Fuentedepárrafopredeter." style:family="text">
      <style:text-properties style:font-name="Times New Roman" style:font-name-complex="Times New Roman" style:rfc-language-tag="es-ES_tradnl" fo:language="es"/>
    </style:style>
    <style:style style:name="P15" style:parent-style-name="Piedepágina" style:family="paragraph">
      <style:paragraph-properties fo:margin-right="0.25in"/>
      <style:text-properties fo:language="es" fo:country="E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agen 1" text:anchor-type="paragraph" svg:x="5.2638in" svg:y="0in" svg:width="2.0118in" svg:height="0.5902in" style:rel-width="scale" style:rel-height="scale"><draw:image xlink:href="media/image1.png" xlink:type="simple" xlink:show="embed" xlink:actuate="onLoad"/><svg:title/><svg:desc>Imagen que contiene botella

Descripción generada automáticamente</svg:desc></draw:frame></text:span><text:span text:style-name="T4"><draw:frame draw:z-index="251659264" draw:style-name="a1" draw:name="Imagen 3" text:anchor-type="paragraph" svg:x="0.378in" svg:y="-0.0311in" svg:width="2.0236in" svg:height="0.6992in" style:rel-width="scale" style:rel-height="scale"><draw:image xlink:href="media/image2.png" xlink:type="simple" xlink:show="embed" xlink:actuate="onLoad"/><svg:title/><svg:desc>MARCA UNIVERSIDAD</svg:desc></draw:frame></text:span><text:span text:style-name="T5"><text:tab/></text:span><text:span text:style-name="T6"><text:tab/></text:span></text:p>
        <text:p text:style-name="P7"/>
        <text:p text:style-name="P8"/>
        <text:p text:style-name="P9"/>
        <text:p text:style-name="P10"/>
      </style:header>
      <style:footer>
        <text:p text:style-name="P11"><text:span text:style-name="T12"><draw:frame draw:z-index="251662336" draw:id="id0" draw:style-name="a2" draw:name="Frame3" text:anchor-type="paragraph" svg:x="7.5984in" svg:y="0.0035in" svg:width="0.16111in" svg:height="0.01597in" style:rel-width="scale" style:rel-height="scale"><draw:text-box><text:p text:style-name="Piedepágina"><text:span text:style-name="Númerodepágina"><text:page-number text:fixed="false">5</text:page-number></text:span></text:p></draw:text-box><svg:title/><svg:desc/></draw:frame></text:span><text:span text:style-name="T13">E.T.S. de Ingeniería Informática. Universidad de Málaga</text:span><text:span text:style-name="T14"><text:tab/></text:span></text:p>
        <text:p text:style-name="P1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icrosoft Word - Impresos.doc</dc:title>
    <meta:initial-creator>raquel</meta:initial-creator>
    <dc:creator>Carlos Canal</dc:creator>
    <meta:creation-date>2023-02-13T12:54:00Z</meta:creation-date>
    <dc:date>2023-02-13T12:54:00Z</dc:date>
    <meta:print-date>2014-07-01T10:05:00Z</meta:print-date>
    <meta:template xlink:href="Normal.dotm" xlink:type="simple"/>
    <meta:editing-cycles>2</meta:editing-cycles>
    <meta:editing-duration>PT360S</meta:editing-duration>
    <meta:user-defined meta:name="AppVersion">16.0000</meta:user-defined>
    <meta:user-defined meta:name="Company">Universidad de Málaga</meta:user-defined>
    <meta:user-defined meta:name="Created" meta:value-type="date">2013-07-03T00:00:00Z</meta:user-defined>
    <meta:user-defined meta:name="LastSaved" meta:value-type="date">2014-06-18T00:00:00Z</meta:user-defined>
    <meta:document-statistic meta:page-count="5" meta:paragraph-count="24" meta:word-count="1824" meta:character-count="12200" meta:row-count="86" meta:non-whitespace-character-count="10400"/>
  </office:meta>
</office:document-meta>
</file>